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svg:stroke-linecap="round" draw:fill-color="#eeeeee" draw:textarea-horizontal-align="justify" draw:textarea-vertical-align="middle" draw:auto-grow-height="false" fo:min-height="8.767cm" fo:min-width="6.231cm"/>
    </style:style>
    <style:style style:name="gr2" style:family="graphic" style:parent-style-name="standard">
      <style:graphic-properties draw:fill-color="#cccccc" draw:textarea-horizontal-align="justify" draw:textarea-vertical-align="middle" draw:auto-grow-height="false" fo:min-height="1.02cm" fo:min-width="3.31cm"/>
    </style:style>
    <style:style style:name="gr3" style:family="graphic" style:parent-style-name="standard">
      <style:graphic-properties svg:stroke-color="#000000" draw:fill-color="#ffffff" draw:textarea-horizontal-align="justify" draw:textarea-vertical-align="middle" draw:auto-grow-height="false" fo:min-height="0.11cm" fo:min-width="0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fo:min-height="0.395cm"/>
    </style:style>
    <style:style style:name="gr6" style:family="graphic" style:parent-style-name="standard">
      <style:graphic-properties draw:stroke="none" svg:stroke-color="#000000" draw:fill="none" draw:fill-color="#ffffff" fo:min-height="0.556cm"/>
    </style:style>
    <style:style style:name="gr7" style:family="graphic" style:parent-style-name="standard">
      <style:graphic-properties draw:stroke="none" svg:stroke-color="#000000" draw:fill="none" draw:fill-color="#ffffff" fo:min-height="1.666cm"/>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withoutfill">
      <style:graphic-properties draw:stroke="dash" draw:stroke-dash="Fine_20_Dashed" draw:marker-end="" draw:fill="none" draw:textarea-vertical-align="middle"/>
    </style:style>
    <style:style style:name="gr10" style:family="graphic" style:parent-style-name="Object_20_with_20_no_20_fill_20_and_20_no_20_line">
      <style:graphic-properties draw:textarea-vertical-align="middle" draw:ole-draw-aspect="1"/>
    </style:style>
    <style:style style:name="gr11" style:family="graphic" style:parent-style-name="standard">
      <style:graphic-properties svg:stroke-linecap="round" draw:fill-color="#eeeeee" draw:textarea-horizontal-align="justify" draw:textarea-vertical-align="middle" draw:auto-grow-height="false" fo:min-height="8.767cm" fo:min-width="8.39cm"/>
    </style:style>
    <style:style style:name="gr12" style:family="graphic" style:parent-style-name="standard">
      <style:graphic-properties draw:fill-color="#cccccc" draw:textarea-horizontal-align="justify" draw:textarea-vertical-align="middle" draw:auto-grow-height="false" fo:min-height="2.544cm" fo:min-width="3.31cm"/>
    </style:style>
    <style:style style:name="gr13" style:family="graphic" style:parent-style-name="standard">
      <style:graphic-properties svg:stroke-linecap="round" draw:fill-color="#eeeeee" draw:textarea-horizontal-align="justify" draw:textarea-vertical-align="middle" draw:auto-grow-height="false" fo:min-height="4.322cm" fo:min-width="4.326cm"/>
    </style:style>
    <style:style style:name="gr14" style:family="graphic" style:parent-style-name="standard">
      <style:graphic-properties svg:stroke-linecap="round" draw:fill-color="#eeeeee" draw:textarea-horizontal-align="justify" draw:textarea-vertical-align="middle" draw:auto-grow-height="false" fo:min-height="3.941cm" fo:min-width="7.501cm"/>
    </style:style>
    <style:style style:name="gr15" style:family="graphic" style:parent-style-name="standard">
      <style:graphic-properties draw:stroke="none" svg:stroke-color="#000000" draw:fill="none" draw:fill-color="#ffffff" fo:min-height="1.577cm"/>
    </style:style>
    <style:style style:name="gr16" style:family="graphic" style:parent-style-name="standard">
      <style:graphic-properties draw:marker-end="" draw:textarea-horizontal-align="justify" draw:textarea-vertical-align="middle" draw:auto-grow-height="false" fo:min-height="1.008cm" fo:min-width="2.285cm"/>
    </style:style>
    <style:style style:name="gr17" style:family="graphic" style:parent-style-name="standard">
      <style:graphic-properties draw:fill-color="#ffffff" draw:textarea-horizontal-align="justify" draw:textarea-vertical-align="middle" draw:auto-grow-height="false" fo:min-height="0.739cm" fo:min-width="0.578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fill-color="#ffffff" draw:textarea-horizontal-align="justify" draw:textarea-vertical-align="middle" draw:auto-grow-height="false" fo:min-height="0.904cm" fo:min-width="1.574cm" fo:wrap-option="no-wrap"/>
    </style:style>
    <style:style style:name="gr20" style:family="graphic" style:parent-style-name="objectwithoutfill">
      <style:graphic-properties draw:marker-start="Arrow" draw:marker-end="" draw:marker-end-width="0.3cm" draw:fill="none" draw:textarea-vertical-align="middle"/>
    </style:style>
    <style:style style:name="co1" style:family="table-column">
      <style:table-column-properties style:column-width="3.81cm" style:use-optimal-column-width="false"/>
    </style:style>
    <style:style style:name="ro1" style:family="table-row">
      <style:table-row-properties style:row-height="0.73cm"/>
    </style:style>
    <style:style style:name="ce1" style:family="table-cell">
      <style:graphic-properties style:repeat="repeat"/>
      <style:text-properties fo:font-size="10pt" fo:font-weight="bold" style:font-size-asian="10pt" style:font-weight-asian="bold" style:font-size-complex="10pt" style:font-weight-complex="bold"/>
    </style:style>
    <style:style style:name="ce2" style:family="table-cell">
      <style:graphic-properties style:repeat="repeat"/>
      <style:text-properties fo:font-size="10pt" style:font-size-asian="10pt" style:font-size-complex="10pt"/>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0pt" style:font-size-asian="10pt" style:font-size-complex="10pt"/>
    </style:style>
    <style:style style:name="P4" style:family="paragraph">
      <style:text-properties fo:font-size="14pt" style:font-size-asian="14pt" style:font-size-complex="14pt"/>
    </style:style>
    <style:style style:name="P5"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size="14pt" style:font-size-asian="14pt" style:font-size-complex="14pt"/>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731cm" svg:height="9.017cm" svg:x="10.271cm" svg:y="5.699cm">
          <text:p text:style-name="P1">Qpid Dispatch Router</text:p>
          <text:p text:style-name="P1"/>
          <text:p text:style-name="P1"/>
          <text:p text:style-name="P1"/>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2" draw:text-style-name="P1" draw:layer="layout" svg:width="3.81cm" svg:height="1.27cm" svg:x="8.62cm" svg:y="8.366cm">
          <text:p text:style-name="P1">Connector</text:p>
          <draw:enhanced-geometry svg:viewBox="0 0 21600 21600" draw:type="rectangle" draw:enhanced-path="M 0 0 L 21600 0 21600 21600 0 21600 0 0 Z N"/>
        </draw:custom-shape>
        <draw:custom-shape draw:style-name="gr2" draw:text-style-name="P1" draw:layer="layout" svg:width="3.81cm" svg:height="1.27cm" svg:x="8.62cm" svg:y="10.144cm">
          <text:p text:style-name="P2"><text:span text:style-name="T1">Listener</text:span></text:p>
          <text:p text:style-name="P2"><text:span text:style-name="T2">port 20001</text:span></text:p>
          <draw:enhanced-geometry svg:viewBox="0 0 21600 21600" draw:type="rectangle" draw:enhanced-path="M 0 0 L 21600 0 21600 21600 0 21600 0 0 Z N"/>
        </draw:custom-shape>
        <draw:custom-shape draw:style-name="gr2" draw:text-style-name="P2" draw:layer="layout" svg:width="3.81cm" svg:height="1.27cm" svg:x="8.62cm" svg:y="8.366cm">
          <text:p text:style-name="P2"><text:span text:style-name="T1">Listener</text:span></text:p>
          <text:p text:style-name="P2"><text:span text:style-name="T2">port 20000</text:span></text:p>
          <draw:enhanced-geometry svg:viewBox="0 0 21600 21600" draw:type="rectangle" draw:enhanced-path="M 0 0 L 21600 0 21600 21600 0 21600 0 0 Z N"/>
        </draw:custom-shape>
        <draw:custom-shape draw:style-name="gr2" draw:text-style-name="P1" draw:layer="layout" svg:width="3.81cm" svg:height="1.27cm" svg:x="8.62cm" svg:y="11.922cm">
          <text:p text:style-name="P2"><text:span text:style-name="T1">Listener</text:span></text:p>
          <text:p text:style-name="P2"><text:span text:style-name="T2">port 20002</text:span></text:p>
          <draw:enhanced-geometry svg:viewBox="0 0 21600 21600" draw:type="rectangle" draw:enhanced-path="M 0 0 L 21600 0 21600 21600 0 21600 0 0 Z N"/>
        </draw:custom-shape>
        <draw:g>
          <draw:custom-shape draw:style-name="gr3" draw:text-style-name="P1" draw:layer="layout" svg:width="0.508cm" svg:height="0.508cm" svg:x="3.667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921cm" svg:y1="8.366cm" svg:x2="3.921cm" svg:y2="8.874cm">
            <text:p/>
          </draw:line>
          <draw:line draw:style-name="gr4" draw:text-style-name="P1" draw:layer="layout" svg:x1="4.175cm" svg:y1="9.255cm" svg:x2="3.921cm" svg:y2="8.874cm">
            <text:p/>
          </draw:line>
          <draw:line draw:style-name="gr4" draw:text-style-name="P1" draw:layer="layout" svg:x1="3.667cm" svg:y1="9.255cm" svg:x2="3.921cm" svg:y2="8.874cm">
            <text:p/>
          </draw:line>
          <draw:line draw:style-name="gr4" draw:text-style-name="P1" draw:layer="layout" svg:x1="3.667cm" svg:y1="8.493cm" svg:x2="4.175cm" svg:y2="8.493cm">
            <text:p/>
          </draw:line>
        </draw:g>
        <draw:frame draw:style-name="gr5" draw:text-style-name="P3" draw:layer="layout" svg:width="1.651cm" svg:height="0.645cm" svg:x="3.286cm" svg:y="9.382cm">
          <draw:text-box>
            <text:p><text:span text:style-name="T2">Alice</text:span></text:p>
          </draw:text-box>
        </draw:frame>
        <draw:g>
          <draw:custom-shape draw:style-name="gr3" draw:text-style-name="P1" draw:layer="layout" svg:width="0.508cm" svg:height="0.508cm" svg:x="3.667cm" svg:y="10.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921cm" svg:y1="11.277cm" svg:x2="3.921cm" svg:y2="11.785cm">
            <text:p/>
          </draw:line>
          <draw:line draw:style-name="gr4" draw:text-style-name="P1" draw:layer="layout" svg:x1="4.175cm" svg:y1="12.166cm" svg:x2="3.921cm" svg:y2="11.785cm">
            <text:p/>
          </draw:line>
          <draw:line draw:style-name="gr4" draw:text-style-name="P1" draw:layer="layout" svg:x1="3.667cm" svg:y1="12.166cm" svg:x2="3.921cm" svg:y2="11.785cm">
            <text:p/>
          </draw:line>
          <draw:line draw:style-name="gr4" draw:text-style-name="P1" draw:layer="layout" svg:x1="3.667cm" svg:y1="11.404cm" svg:x2="4.175cm" svg:y2="11.404cm">
            <text:p/>
          </draw:line>
        </draw:g>
        <draw:frame draw:style-name="gr5" draw:text-style-name="P3" draw:layer="layout" svg:width="1.651cm" svg:height="0.645cm" svg:x="3.159cm" svg:y="12.293cm">
          <draw:text-box>
            <text:p><text:span text:style-name="T2">Bob</text:span></text:p>
          </draw:text-box>
        </draw:frame>
        <draw:frame draw:style-name="gr6" draw:text-style-name="P4" draw:layer="layout" svg:width="2.413cm" svg:height="0.806cm" svg:x="2.905cm" svg:y="13.446cm">
          <draw:text-box>
            <text:p><text:span text:style-name="T3">Users</text:span></text:p>
          </draw:text-box>
        </draw:frame>
        <draw:frame draw:style-name="gr7" draw:text-style-name="P4" draw:layer="layout" svg:width="3.302cm" svg:height="1.916cm" svg:x="4.81cm" svg:y="4.926cm">
          <draw:text-box>
            <text:p text:style-name="P1"><text:span text:style-name="T3">Total</text:span></text:p>
            <text:p text:style-name="P1"><text:span text:style-name="T3">Connection</text:span></text:p>
            <text:p text:style-name="P1"><text:span text:style-name="T3">Limit</text:span></text:p>
          </draw:text-box>
        </draw:frame>
        <draw:line draw:style-name="gr8" draw:text-style-name="P1" draw:layer="layout" svg:x1="4.81cm" svg:y1="8.366cm" svg:x2="8.62cm" svg:y2="8.874cm">
          <text:p/>
        </draw:line>
        <draw:line draw:style-name="gr8" draw:text-style-name="P1" draw:layer="layout" svg:x1="4.81cm" svg:y1="8.747cm" svg:x2="8.62cm" svg:y2="10.525cm">
          <text:p/>
        </draw:line>
        <draw:line draw:style-name="gr8" draw:text-style-name="P1" draw:layer="layout" svg:x1="4.937cm" svg:y1="11.287cm" svg:x2="8.62cm" svg:y2="10.779cm">
          <text:p/>
        </draw:line>
        <draw:line draw:style-name="gr8" draw:text-style-name="P1" draw:layer="layout" svg:x1="4.937cm" svg:y1="11.668cm" svg:x2="8.62cm" svg:y2="12.176cm">
          <text:p/>
        </draw:line>
        <draw:line draw:style-name="gr8" draw:text-style-name="P1" draw:layer="layout" svg:x1="4.937cm" svg:y1="11.922cm" svg:x2="8.62cm" svg:y2="12.43cm">
          <text:p/>
        </draw:line>
        <draw:line draw:style-name="gr8" draw:text-style-name="P1" draw:layer="layout" svg:x1="4.937cm" svg:y1="12.176cm" svg:x2="8.62cm" svg:y2="12.684cm">
          <text:p/>
        </draw:line>
        <draw:line draw:style-name="gr9" draw:text-style-name="P1" draw:layer="layout" svg:x1="6.461cm" svg:y1="6.842cm" svg:x2="6.588cm" svg:y2="14.081cm">
          <text:p/>
        </draw:line>
        <draw:frame draw:style-name="gr10" draw:text-style-name="P1" draw:layer="layout" svg:width="16.998cm" svg:height="2.994cm" svg:x="11.672cm" svg:y="18.862cm">
          <text:p/>
          <draw:object xlink:href="./Object 1" xlink:type="simple" xlink:show="embed" xlink:actuate="onLoad"/>
          <draw:image xlink:href="./ObjectReplacements/Object 1" xlink:type="simple" xlink:show="embed" xlink:actuate="onLoad"/>
        </draw:frame>
      </draw:page>
      <draw:page draw:name="page2" draw:style-name="dp1" draw:master-page-name="Default">
        <draw:custom-shape draw:style-name="gr11" draw:text-style-name="P1" draw:layer="layout" svg:width="8.89cm" svg:height="9.017cm" svg:x="7.604cm" svg:y="5.699cm">
          <text:p text:style-name="P1">Qpid Dispatch Router</text:p>
          <text:p text:style-name="P1"/>
          <text:p text:style-name="P1"/>
          <text:p text:style-name="P1"/>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2" draw:text-style-name="P1" draw:layer="layout" svg:width="3.81cm" svg:height="1.27cm" svg:x="5.953cm" svg:y="8.366cm">
          <text:p text:style-name="P1">Connector</text:p>
          <draw:enhanced-geometry svg:viewBox="0 0 21600 21600" draw:type="rectangle" draw:enhanced-path="M 0 0 L 21600 0 21600 21600 0 21600 0 0 Z N"/>
        </draw:custom-shape>
        <draw:custom-shape draw:style-name="gr2" draw:text-style-name="P1" draw:layer="layout" svg:width="3.81cm" svg:height="1.27cm" svg:x="5.953cm" svg:y="10.144cm">
          <text:p text:style-name="P2"><text:span text:style-name="T1">Listener</text:span></text:p>
          <text:p text:style-name="P2"><text:span text:style-name="T2">port 20001</text:span></text:p>
          <draw:enhanced-geometry svg:viewBox="0 0 21600 21600" draw:type="rectangle" draw:enhanced-path="M 0 0 L 21600 0 21600 21600 0 21600 0 0 Z N"/>
        </draw:custom-shape>
        <draw:custom-shape draw:style-name="gr2" draw:text-style-name="P1" draw:layer="layout" svg:width="3.81cm" svg:height="1.27cm" svg:x="5.953cm" svg:y="8.366cm">
          <text:p text:style-name="P2"><text:span text:style-name="T1">Listener</text:span></text:p>
          <text:p text:style-name="P2"><text:span text:style-name="T2">port 20000</text:span></text:p>
          <draw:enhanced-geometry svg:viewBox="0 0 21600 21600" draw:type="rectangle" draw:enhanced-path="M 0 0 L 21600 0 21600 21600 0 21600 0 0 Z N"/>
        </draw:custom-shape>
        <draw:custom-shape draw:style-name="gr2" draw:text-style-name="P1" draw:layer="layout" svg:width="3.81cm" svg:height="1.27cm" svg:x="5.953cm" svg:y="11.922cm">
          <text:p text:style-name="P2"><text:span text:style-name="T1">Listener</text:span></text:p>
          <text:p text:style-name="P2"><text:span text:style-name="T2">port 20002</text:span></text:p>
          <draw:enhanced-geometry svg:viewBox="0 0 21600 21600" draw:type="rectangle" draw:enhanced-path="M 0 0 L 21600 0 21600 21600 0 21600 0 0 Z N"/>
        </draw:custom-shape>
        <draw:g>
          <draw:custom-shape draw:style-name="gr3" draw:text-style-name="P1" draw:layer="layout" svg:width="0.508cm" svg:height="0.508cm" svg:x="3.668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922cm" svg:y1="8.366cm" svg:x2="3.922cm" svg:y2="8.874cm">
            <text:p/>
          </draw:line>
          <draw:line draw:style-name="gr4" draw:text-style-name="P1" draw:layer="layout" svg:x1="4.176cm" svg:y1="9.255cm" svg:x2="3.922cm" svg:y2="8.874cm">
            <text:p/>
          </draw:line>
          <draw:line draw:style-name="gr4" draw:text-style-name="P1" draw:layer="layout" svg:x1="3.668cm" svg:y1="9.255cm" svg:x2="3.922cm" svg:y2="8.874cm">
            <text:p/>
          </draw:line>
          <draw:line draw:style-name="gr4" draw:text-style-name="P1" draw:layer="layout" svg:x1="3.668cm" svg:y1="8.493cm" svg:x2="4.176cm" svg:y2="8.493cm">
            <text:p/>
          </draw:line>
        </draw:g>
        <draw:frame draw:style-name="gr5" draw:text-style-name="P3" draw:layer="layout" svg:width="1.651cm" svg:height="0.645cm" svg:x="3.287cm" svg:y="9.382cm">
          <draw:text-box>
            <text:p><text:span text:style-name="T2">Alice</text:span></text:p>
          </draw:text-box>
        </draw:frame>
        <draw:g>
          <draw:custom-shape draw:style-name="gr3" draw:text-style-name="P1" draw:layer="layout" svg:width="0.508cm" svg:height="0.508cm" svg:x="3.668cm" svg:y="10.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922cm" svg:y1="11.277cm" svg:x2="3.922cm" svg:y2="11.785cm">
            <text:p/>
          </draw:line>
          <draw:line draw:style-name="gr4" draw:text-style-name="P1" draw:layer="layout" svg:x1="4.176cm" svg:y1="12.166cm" svg:x2="3.922cm" svg:y2="11.785cm">
            <text:p/>
          </draw:line>
          <draw:line draw:style-name="gr4" draw:text-style-name="P1" draw:layer="layout" svg:x1="3.668cm" svg:y1="12.166cm" svg:x2="3.922cm" svg:y2="11.785cm">
            <text:p/>
          </draw:line>
          <draw:line draw:style-name="gr4" draw:text-style-name="P1" draw:layer="layout" svg:x1="3.668cm" svg:y1="11.404cm" svg:x2="4.176cm" svg:y2="11.404cm">
            <text:p/>
          </draw:line>
        </draw:g>
        <draw:frame draw:style-name="gr5" draw:text-style-name="P3" draw:layer="layout" svg:width="1.651cm" svg:height="0.645cm" svg:x="3.16cm" svg:y="12.293cm">
          <draw:text-box>
            <text:p><text:span text:style-name="T2">Bob</text:span></text:p>
          </draw:text-box>
        </draw:frame>
        <draw:frame draw:style-name="gr6" draw:text-style-name="P4" draw:layer="layout" svg:width="2.413cm" svg:height="0.806cm" svg:x="2.906cm" svg:y="13.446cm">
          <draw:text-box>
            <text:p><text:span text:style-name="T3">Users</text:span></text:p>
          </draw:text-box>
        </draw:frame>
        <draw:line draw:style-name="gr8" draw:text-style-name="P1" draw:layer="layout" svg:x1="4.811cm" svg:y1="8.747cm" svg:x2="5.953cm" svg:y2="10.398cm">
          <text:p/>
        </draw:line>
        <draw:line draw:style-name="gr8" draw:text-style-name="P1" draw:layer="layout" svg:x1="4.938cm" svg:y1="11.287cm" svg:x2="5.953cm" svg:y2="10.525cm">
          <text:p/>
        </draw:line>
        <draw:line draw:style-name="gr9" draw:text-style-name="P1" draw:layer="layout" svg:x1="11.033cm" svg:y1="9.89cm" svg:x2="11.033cm" svg:y2="15.224cm">
          <text:p/>
        </draw:line>
        <draw:custom-shape draw:style-name="gr12" draw:text-style-name="P1" draw:layer="layout" svg:width="3.81cm" svg:height="2.794cm" svg:x="12.557cm" svg:y="9.382cm">
          <text:p text:style-name="P1">Application</text:p>
          <draw:enhanced-geometry svg:viewBox="0 0 21600 21600" draw:type="rectangle" draw:enhanced-path="M 0 0 L 21600 0 21600 21600 0 21600 0 0 Z N"/>
        </draw:custom-shape>
        <draw:line draw:style-name="gr8" draw:text-style-name="P1" draw:layer="layout" svg:x1="9.763cm" svg:y1="10.398cm" svg:x2="12.557cm" svg:y2="10.398cm">
          <text:p/>
        </draw:line>
        <draw:line draw:style-name="gr8" draw:text-style-name="P1" draw:layer="layout" svg:x1="9.764cm" svg:y1="11.033cm" svg:x2="12.557cm" svg:y2="11.033cm">
          <text:p/>
        </draw:line>
        <draw:frame draw:style-name="gr7" draw:text-style-name="P4" draw:layer="layout" svg:width="3.302cm" svg:height="1.916cm" svg:x="9.382cm" svg:y="15.351cm">
          <draw:text-box>
            <text:p text:style-name="P1"><text:span text:style-name="T3">Application</text:span></text:p>
            <text:p text:style-name="P1"><text:span text:style-name="T3">Connection</text:span></text:p>
            <text:p text:style-name="P1"><text:span text:style-name="T3">Limits</text:span></text:p>
          </draw:text-box>
        </draw:frame>
      </draw:page>
      <draw:page draw:name="page3" draw:style-name="dp1" draw:master-page-name="Default">
        <draw:custom-shape draw:style-name="gr13" draw:text-style-name="P1" draw:layer="layout" svg:width="4.826cm" svg:height="4.572cm" svg:x="1.254cm" svg:y="6.715cm">
          <text:p text:style-name="P1"><text:span text:style-name="T2">Remote Host</text:span></text:p>
          <text:p text:style-name="P1"><text:span text:style-name="T2">sys1.example.com</text:span></text:p>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14" draw:text-style-name="P1" draw:layer="layout" svg:width="8.001cm" svg:height="4.191cm" svg:x="8.112cm" svg:y="6.842cm">
          <text:p text:style-name="P1">Qpid Dispatch Router</text:p>
          <text:p text:style-name="P1"><text:span text:style-name="T2">10.10.1.1</text:span></text:p>
          <text:p text:style-name="P1"/>
          <text:p text:style-name="P1"/>
          <text:p text:style-name="P1"/>
          <text:p text:style-name="P1"/>
          <draw:enhanced-geometry svg:viewBox="0 0 21600 21600" draw:type="rectangle" draw:enhanced-path="M 0 0 L 21600 0 21600 21600 0 21600 0 0 Z N"/>
        </draw:custom-shape>
        <draw:custom-shape draw:style-name="gr2" draw:text-style-name="P1" draw:layer="layout" svg:width="3.81cm" svg:height="1.27cm" svg:x="7.225cm" svg:y="8.366cm">
          <text:p text:style-name="P2"><text:span text:style-name="T1">Listener</text:span></text:p>
          <text:p text:style-name="P2"><text:span text:style-name="T2">port 20001</text:span></text:p>
          <draw:enhanced-geometry svg:viewBox="0 0 21600 21600" draw:type="rectangle" draw:enhanced-path="M 0 0 L 21600 0 21600 21600 0 21600 0 0 Z N"/>
        </draw:custom-shape>
        <draw:g>
          <draw:custom-shape draw:style-name="gr3" draw:text-style-name="P1" draw:layer="layout" svg:width="0.508cm" svg:height="0.508cm" svg:x="3.286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54cm" svg:y1="8.366cm" svg:x2="3.54cm" svg:y2="8.874cm">
            <text:p/>
          </draw:line>
          <draw:line draw:style-name="gr4" draw:text-style-name="P1" draw:layer="layout" svg:x1="3.794cm" svg:y1="9.255cm" svg:x2="3.54cm" svg:y2="8.874cm">
            <text:p/>
          </draw:line>
          <draw:line draw:style-name="gr4" draw:text-style-name="P1" draw:layer="layout" svg:x1="3.286cm" svg:y1="9.255cm" svg:x2="3.54cm" svg:y2="8.874cm">
            <text:p/>
          </draw:line>
          <draw:line draw:style-name="gr4" draw:text-style-name="P1" draw:layer="layout" svg:x1="3.286cm" svg:y1="8.493cm" svg:x2="3.794cm" svg:y2="8.493cm">
            <text:p/>
          </draw:line>
        </draw:g>
        <draw:frame draw:style-name="gr15" draw:text-style-name="P5" draw:layer="layout" svg:width="4.572cm" svg:height="1.827cm" svg:x="1.381cm" svg:y="9.382cm">
          <draw:text-box>
            <text:p text:style-name="P1"><text:span text:style-name="T2">Alice</text:span></text:p>
            <text:p text:style-name="P1"><text:span text:style-name="T2"/></text:p>
            <text:p text:style-name="P1"><text:span text:style-name="T2">URL 10.10.1.1:20001.</text:span></text:p>
            <text:p text:style-name="P1"><text:span text:style-name="T2">Targeting <text:s/></text:span><text:span text:style-name="T4">App1</text:span></text:p>
          </draw:text-box>
        </draw:frame>
        <draw:line draw:style-name="gr8" draw:text-style-name="P1" draw:layer="layout" svg:x1="6.083cm" svg:y1="9.001cm" svg:x2="7.224cm" svg:y2="9.002cm">
          <text:p/>
        </draw:line>
        <draw:line draw:style-name="gr8" draw:text-style-name="P1" draw:layer="layout" svg:x1="11.034cm" svg:y1="9.002cm" svg:x2="11.922cm" svg:y2="9.001cm">
          <text:p/>
        </draw:line>
        <draw:custom-shape draw:style-name="gr16" draw:text-style-name="P5" draw:layer="layout" svg:width="3.937cm" svg:height="1.778cm" svg:x="11.922cm" svg:y="8.112cm">
          <text:p text:style-name="P1"><text:span text:style-name="T2">AMQP Open</text:span></text:p>
          <text:p text:style-name="P1"><text:span text:style-name="T2">Receiv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layer="layout" svg:width="7.619cm" svg:height="2.919cm" svg:x="6.592cm" svg:y="13.674cm">
          <table:table table:template-name="default" table:use-first-row-styles="true" table:use-banding-rows-styles="true">
            <table:table-column table:style-name="co1"/>
            <table:table-column table:style-name="co1"/>
            <table:table-row table:style-name="ro1" table:default-cell-style-name="ce1">
              <table:table-cell>
                <text:p><text:span text:style-name="T4">Open Received</text:span></text:p>
              </table:table-cell>
              <table:table-cell>
                <text:p><text:span text:style-name="T4">Value</text:span></text:p>
              </table:table-cell>
            </table:table-row>
            <table:table-row table:style-name="ro1" table:default-cell-style-name="ce2">
              <table:table-cell>
                <text:p><text:span text:style-name="T2">Remote Host</text:span></text:p>
              </table:table-cell>
              <table:table-cell>
                <text:p><text:span text:style-name="T2">93.184.216.34</text:span></text:p>
              </table:table-cell>
            </table:table-row>
            <table:table-row table:style-name="ro1" table:default-cell-style-name="ce2">
              <table:table-cell>
                <text:p><text:span text:style-name="T2">Authenticated User</text:span></text:p>
              </table:table-cell>
              <table:table-cell>
                <text:p><text:span text:style-name="T2">Alice</text:span></text:p>
              </table:table-cell>
            </table:table-row>
            <table:table-row table:style-name="ro1" table:default-cell-style-name="ce2">
              <table:table-cell>
                <text:p><text:span text:style-name="T2">QDR Application</text:span></text:p>
              </table:table-cell>
              <table:table-cell>
                <text:p><text:span text:style-name="T2">App1</text:span></text:p>
              </table:table-cell>
            </table:table-row>
          </table:table>
          <draw:image xlink:href="Pictures/TablePreview1.svm" xlink:type="simple" xlink:show="embed" xlink:actuate="onLoad"/>
        </draw:frame>
      </draw:page>
      <draw:page draw:name="page4" draw:style-name="dp1" draw:master-page-name="Default">
        <draw:custom-shape draw:style-name="gr17" draw:text-style-name="P5" draw:layer="layout" svg:width="1.524cm" svg:height="1.397cm" svg:x="3.032cm" svg:y="2.778cm">
          <text:p text:style-name="P1"><text:span text:style-name="T2">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draw:layer="layout" svg:width="1.524cm" svg:height="1.397cm" svg:x="6.842cm" svg:y="2.778cm">
          <text:p text:style-name="P1"><text:span text:style-name="T2">QD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794cm" svg:y1="4.175cm" svg:x2="3.794cm" svg:y2="6.588cm">
          <text:p/>
        </draw:line>
        <draw:line draw:style-name="gr4" draw:text-style-name="P1" draw:layer="layout" svg:x1="7.604cm" svg:y1="4.175cm" svg:x2="7.604cm" svg:y2="6.588cm">
          <text:p/>
        </draw:line>
        <draw:line draw:style-name="gr18" draw:text-style-name="P5" draw:layer="layout" svg:x1="3.794cm" svg:y1="4.683cm" svg:x2="7.604cm" svg:y2="4.937cm">
          <text:p text:style-name="P1"><text:span text:style-name="T2">AMQP Open</text:span></text:p>
          <text:p text:style-name="P1"><text:span text:style-name="T2"/></text:p>
        </draw:line>
        <draw:line draw:style-name="gr18" draw:text-style-name="P5" draw:layer="layout" svg:x1="7.604cm" svg:y1="5.318cm" svg:x2="11.414cm" svg:y2="5.572cm">
          <text:p text:style-name="P1"><text:span text:style-name="T2">AMQP Open</text:span></text:p>
          <text:p text:style-name="P1"><text:span text:style-name="T2"/></text:p>
        </draw:line>
        <draw:custom-shape draw:style-name="gr19" draw:text-style-name="P5" draw:layer="layout" svg:width="3.175cm" svg:height="1.778cm" svg:x="11.414cm" svg:y="4.683cm">
          <text:p text:style-name="P1"><text:span text:style-name="T2">QDR</text:span></text:p>
          <text:p text:style-name="P1"><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5" draw:style-name="dp1" draw:master-page-name="Default">
        <draw:custom-shape draw:style-name="gr17" draw:text-style-name="P5" draw:layer="layout" svg:width="1.524cm" svg:height="1.397cm" svg:x="3.032cm" svg:y="2.778cm">
          <text:p text:style-name="P1"><text:span text:style-name="T2">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draw:layer="layout" svg:width="1.524cm" svg:height="1.397cm" svg:x="6.842cm" svg:y="2.778cm">
          <text:p text:style-name="P1"><text:span text:style-name="T2">QD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794cm" svg:y1="4.175cm" svg:x2="3.794cm" svg:y2="6.588cm">
          <text:p/>
        </draw:line>
        <draw:line draw:style-name="gr4" draw:text-style-name="P1" draw:layer="layout" svg:x1="7.604cm" svg:y1="4.175cm" svg:x2="7.604cm" svg:y2="10.017cm">
          <text:p/>
        </draw:line>
        <draw:line draw:style-name="gr18" draw:text-style-name="P5" draw:layer="layout" svg:x1="3.794cm" svg:y1="4.429cm" svg:x2="7.604cm" svg:y2="4.683cm">
          <text:p text:style-name="P1"><text:span text:style-name="T2">AMQP Open</text:span></text:p>
          <text:p text:style-name="P1"><text:span text:style-name="T2"/></text:p>
        </draw:line>
        <draw:line draw:style-name="gr18" draw:text-style-name="P5" draw:layer="layout" svg:x1="7.604cm" svg:y1="9.509cm" svg:x2="11.414cm" svg:y2="9.763cm">
          <text:p text:style-name="P1"><text:span text:style-name="T2">AMQP Open</text:span></text:p>
          <text:p text:style-name="P1"><text:span text:style-name="T2"/></text:p>
        </draw:line>
        <draw:custom-shape draw:style-name="gr19" draw:text-style-name="P5" draw:layer="layout" svg:width="3.175cm" svg:height="1.778cm" svg:x="11.414cm" svg:y="8.874cm">
          <text:p text:style-name="P1"><text:span text:style-name="T2">QDR</text:span></text:p>
          <text:p text:style-name="P1"><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5" draw:layer="layout" svg:width="1.524cm" svg:height="1.397cm" svg:x="10.525cm" svg:y="2.778cm">
          <text:p text:style-name="P1"><text:span text:style-name="T2">$polic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1.287cm" svg:y1="4.175cm" svg:x2="11.287cm" svg:y2="8.112cm">
          <text:p/>
        </draw:line>
        <draw:line draw:style-name="gr18" draw:text-style-name="P5" draw:layer="layout" svg:x1="7.604cm" svg:y1="4.81cm" svg:x2="11.287cm" svg:y2="5.064cm">
          <text:p text:style-name="P1"><text:span text:style-name="T2">authorize</text:span></text:p>
          <text:p text:style-name="P1"><text:span text:style-name="T2">(host, user, app)</text:span></text:p>
        </draw:line>
        <draw:line draw:style-name="gr20" draw:text-style-name="P5" draw:layer="layout" svg:x1="7.604cm" svg:y1="6.08cm" svg:x2="11.287cm" svg:y2="5.699cm">
          <text:p text:style-name="P5"><text:span text:style-name="T2">authorize: OK</text:span></text:p>
          <text:p text:style-name="P5"><text:span text:style-name="T2">policy = users</text:span></text:p>
        </draw:line>
        <draw:line draw:style-name="gr18" draw:text-style-name="P5" draw:layer="layout" svg:x1="7.604cm" svg:y1="6.715cm" svg:x2="11.287cm" svg:y2="6.969cm">
          <text:p text:style-name="P1"><text:span text:style-name="T2">policy lookup</text:span></text:p>
          <text:p text:style-name="P1"><text:span text:style-name="T2">policy = users</text:span></text:p>
        </draw:line>
        <draw:line draw:style-name="gr20" draw:text-style-name="P5" draw:layer="layout" svg:x1="7.604cm" svg:y1="7.985cm" svg:x2="11.287cm" svg:y2="7.604cm">
          <text:p text:style-name="P5"><text:span text:style-name="T2">Policy data</text:span></text:p>
          <text:p text:style-name="P5"><text:span text:style-name="T2">policy = users</text:span></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uck Rolke</meta:initial-creator>
    <meta:creation-date>2016-01-04T11:58:36.544153887</meta:creation-date>
    <dc:date>2016-01-05T11:16:46.021773593</dc:date>
    <dc:creator>Chuck Rolke</dc:creator>
    <meta:editing-duration>PT2H57M28S</meta:editing-duration>
    <meta:editing-cycles>13</meta:editing-cycles>
    <meta:generator>LibreOffice/4.3.7.2$Linux_X86_64 LibreOffice_project/430$Build-2</meta:generator>
    <meta:document-statistic meta:object-count="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fr1" style:family="graphic" style:parent-style-name="Frame">
      <style:graphic-properties style:vertical-pos="top" style:vertical-rel="paragraph-content" style:horizontal-pos="center"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rame2" text:anchor-type="paragraph" svg:width="6.8173in" draw:z-index="0"><draw:text-box fo:min-height="4.2874in"><text:p text:style-name="Frame_20_contents"/></draw:text-box></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